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3.683cm" svg:height="3.683cm" svg:x="6.588cm" svg:y="1.889cm">
          <text:p text:style-name="P1">Social</text:p>
          <text:p text:style-name="P1">netw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er4" svg:width="3.683cm" svg:height="3.683cm" svg:x="16.907cm" svg:y="3.921cm">
          <text:p text:style-name="P1">Langu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er4" svg:x1="16.875cm" svg:y1="5.445cm" svg:x2="10.144cm" svg:y2="4.048cm">
          <text:p text:style-name="P1">Is_spoken_by</text:p>
          <text:p text:style-name="P1"/>
        </draw:line>
        <draw:custom-shape draw:style-name="gr1" draw:text-style-name="P1" draw:layer="Layer4" svg:width="3.683cm" svg:height="3.683cm" svg:x="1.508cm" svg:y="10.906cm">
          <text:p text:style-name="P1">Post</text:p>
          <text:p text:style-name="P1">(New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er4" svg:x1="3.794cm" svg:y1="10.779cm" svg:x2="7.35cm" svg:y2="5.318cm">
          <text:p text:style-name="P1">belongs_to<text:line-break/>(is_private,is_open)</text:p>
          <text:p text:style-name="P1"/>
          <text:p text:style-name="P1"/>
        </draw:line>
        <draw:custom-shape draw:style-name="gr1" draw:text-style-name="P1" draw:layer="Layer4" svg:width="3.683cm" svg:height="3.683cm" svg:x="1.762cm" svg:y="22.209cm">
          <text:p text:style-name="P1">Post</text:p>
          <text:p text:style-name="P1">(Discussio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er4" svg:width="3.683cm" svg:height="3.683cm" svg:x="16.24cm" svg:y="12.303cm">
          <text:p text:style-name="P1">Us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er4" svg:width="3.683cm" svg:height="3.683cm" svg:x="7.223cm" svg:y="13.319cm">
          <text:p text:style-name="P1">Grou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er4" svg:x1="9.509cm" svg:y1="13.319cm" svg:x2="9.128cm" svg:y2="5.445cm">
          <text:p text:style-name="P1">belongs_to<text:line-break/>(is_private,is_open)</text:p>
          <text:p text:style-name="P1"/>
          <text:p text:style-name="P1"/>
        </draw:line>
        <draw:line draw:style-name="gr2" draw:text-style-name="P1" draw:layer="Layer4" svg:x1="16.621cm" svg:y1="12.811cm" svg:x2="10.017cm" svg:y2="4.81cm">
          <text:p text:style-name="P1">belongs_to<text:line-break/>(is_private,is_open)</text:p>
          <text:p text:style-name="P1"/>
          <text:p text:style-name="P1"/>
        </draw:line>
        <draw:custom-shape draw:style-name="gr1" draw:text-style-name="P1" draw:layer="Layer4" svg:width="3.683cm" svg:height="3.683cm" svg:x="14.081cm" svg:y="22.209cm">
          <text:p text:style-name="P1">Post</text:p>
          <text:p text:style-name="P1">(Discussio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er4" svg:x1="4.81cm" svg:y1="22.59cm" svg:x2="8.366cm" svg:y2="16.875cm">
          <text:p text:style-name="P1">belongs_to<text:line-break/>(is_private,is_open)</text:p>
          <text:p text:style-name="P1"/>
          <text:p text:style-name="P1"/>
        </draw:line>
        <draw:line draw:style-name="gr2" draw:text-style-name="P1" draw:layer="Layer4" svg:x1="14.081cm" svg:y1="23.987cm" svg:x2="5.572cm" svg:y2="24.241cm">
          <text:p text:style-name="P1">belongs_to<text:line-break/>(is_private,is_open)</text:p>
          <text:p text:style-name="P1"/>
          <text:p text:style-name="P1"/>
        </draw:line>
        <draw:line draw:style-name="gr2" draw:text-style-name="P1" draw:layer="Layer4" svg:x1="18.526cm" svg:y1="7.604cm" svg:x2="18.272cm" svg:y2="12.176cm">
          <text:p text:style-name="P1">Is_spoken_by</text:p>
          <text:p text:style-name="P1"/>
        </draw:line>
        <draw:line draw:style-name="gr2" draw:text-style-name="P1" draw:layer="Layer4" svg:x1="16.113cm" svg:y1="14.335cm" svg:x2="10.906cm" svg:y2="14.716cm">
          <text:p text:style-name="P1">is_member_of<text:line-break/>(is_admin,</text:p>
          <text:p text:style-name="P1">can_read,</text:p>
          <text:p text:style-name="P1">can_write)</text:p>
          <text:p text:style-name="P1"/>
          <text:p text:style-name="P1"/>
        </draw:line>
        <draw:custom-shape draw:style-name="gr1" draw:text-style-name="P1" draw:layer="Layer4" svg:width="3.683cm" svg:height="3.683cm" svg:x="9.89cm" svg:y="17.51cm">
          <text:p text:style-name="P1">Any Obje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er4" svg:x1="16.748cm" svg:y1="15.605cm" svg:x2="13.192cm" svg:y2="18.018cm">
          <text:p text:style-name="P1">Owns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31T12:05:51.428823941</meta:creation-date>
    <dc:date>2014-12-31T15:10:45.387302467</dc:date>
    <meta:editing-duration>PT1H8M2S</meta:editing-duration>
    <meta:editing-cycles>3</meta:editing-cycles>
    <meta:generator>LibreOffice/4.2.7.2$Linux_X86_64 LibreOffice_project/420m0$Build-2</meta:generator>
    <meta:document-statistic meta:object-count="17"/>
  </office:meta>
</office:document-meta>
</file>